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81.4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Q1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as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8" calcext:value-type="float">
            <text:p>4348</text:p>
          </table:table-cell>
          <table:table-cell office:value-type="float" office:value="46" calcext:value-type="float">
            <text:p>46</text:p>
          </table:table-cell>
          <table:table-cell office:value-type="float" office:value="131" calcext:value-type="float">
            <text:p>131</text:p>
          </table:table-cell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6" calcext:value-type="float">
            <text:p>1636</text:p>
          </table:table-cell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float" office:value="260" calcext:value-type="float">
            <text:p>26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9" calcext:value-type="float">
            <text:p>1409</text:p>
          </table:table-cell>
          <table:table-cell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float" office:value="488" calcext:value-type="float">
            <text:p>488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1" calcext:value-type="float">
            <text:p>108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657" calcext:value-type="float">
            <text:p>657</text:p>
          </table:table-cell>
          <table:table-cell office:value-type="float" office:value="210" calcext:value-type="float">
            <text:p>210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48" calcext:value-type="float">
            <text:p>248</text:p>
          </table:table-cell>
          <table:table-cell office:value-type="float" office:value="405" calcext:value-type="float">
            <text:p>405</text:p>
          </table:table-cell>
          <table:table-cell office:value-type="float" office:value="539" calcext:value-type="float">
            <text:p>539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56" calcext:value-type="float">
            <text:p>156</text:p>
          </table:table-cell>
          <table:table-cell office:value-type="float" office:value="291" calcext:value-type="float">
            <text:p>291</text:p>
          </table:table-cell>
          <table:table-cell office:value-type="float" office:value="732" calcext:value-type="float">
            <text:p>732</text:p>
          </table:table-cell>
          <table:table-cell office:value-type="float" office:value="90" calcext:value-type="float">
            <text:p>90</text:p>
          </table:table-cell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468" calcext:value-type="float">
            <text:p>468</text:p>
          </table:table-cell>
          <table:table-cell office:value-type="float" office:value="82" calcext:value-type="float">
            <text:p>82</text:p>
          </table:table-cell>
          <table:table-cell office:value-type="float" office:value="1207" calcext:value-type="float">
            <text:p>120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9" calcext:value-type="float">
            <text:p>81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553" calcext:value-type="float">
            <text:p>553</text:p>
          </table:table-cell>
          <table:table-cell office:value-type="float" office:value="121" calcext:value-type="float">
            <text:p>121</text:p>
          </table:table-cell>
          <table:table-cell office:value-type="float" office:value="3211" calcext:value-type="float">
            <text:p>321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Q2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as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6" calcext:value-type="float">
            <text:p>4236</text:p>
          </table:table-cell>
          <table:table-cell office:value-type="float" office:value="89" calcext:value-type="float">
            <text:p>89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9" calcext:value-type="float">
            <text:p>1559</text:p>
          </table:table-cell>
          <table:table-cell office:value-type="float" office:value="54" calcext:value-type="float">
            <text:p>54</text:p>
          </table:table-cell>
          <table:table-cell office:value-type="float" office:value="175" calcext:value-type="float">
            <text:p>175</text:p>
          </table:table-cell>
          <table:table-cell office:value-type="float" office:value="278" calcext:value-type="float">
            <text:p>278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72" calcext:value-type="float">
            <text:p>72</text:p>
          </table:table-cell>
          <table:table-cell office:value-type="float" office:value="237" calcext:value-type="float">
            <text:p>237</text:p>
          </table:table-cell>
          <table:table-cell office:value-type="float" office:value="498" calcext:value-type="float">
            <text:p>49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53" calcext:value-type="float">
            <text:p>53</text:p>
          </table:table-cell>
          <table:table-cell office:value-type="float" office:value="259" calcext:value-type="float">
            <text:p>259</text:p>
          </table:table-cell>
          <table:table-cell office:value-type="float" office:value="651" calcext:value-type="float">
            <text:p>651</text:p>
          </table:table-cell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286" calcext:value-type="float">
            <text:p>286</text:p>
          </table:table-cell>
          <table:table-cell office:value-type="float" office:value="378" calcext:value-type="float">
            <text:p>378</text:p>
          </table:table-cell>
          <table:table-cell office:value-type="float" office:value="516" calcext:value-type="float">
            <text:p>516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98" calcext:value-type="float">
            <text:p>198</text:p>
          </table:table-cell>
          <table:table-cell office:value-type="float" office:value="303" calcext:value-type="float">
            <text:p>303</text:p>
          </table:table-cell>
          <table:table-cell office:value-type="float" office:value="713" calcext:value-type="float">
            <text:p>713</text:p>
          </table:table-cell>
          <table:table-cell office:value-type="float" office:value="146" calcext:value-type="float">
            <text:p>146</text:p>
          </table:table-cell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433" calcext:value-type="float">
            <text:p>433</text:p>
          </table:table-cell>
          <table:table-cell office:value-type="float" office:value="114" calcext:value-type="float">
            <text:p>114</text:p>
          </table:table-cell>
          <table:table-cell office:value-type="float" office:value="1188" calcext:value-type="float">
            <text:p>118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191" calcext:value-type="float">
            <text:p>191</text:p>
          </table:table-cell>
          <table:table-cell office:value-type="float" office:value="514" calcext:value-type="float">
            <text:p>514</text:p>
          </table:table-cell>
          <table:table-cell office:value-type="float" office:value="175" calcext:value-type="float">
            <text:p>175</text:p>
          </table:table-cell>
          <table:table-cell office:value-type="float" office:value="3288" calcext:value-type="float">
            <text:p>3288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Q2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office:value-type="string" calcext:value-type="string">
            <text:p>C=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be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rror %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N32]/[.M32] *100" office:value-type="float" office:value="1.12244897959184" calcext:value-type="float">
            <text:p>1.1224489796</text:p>
          </table:table-cell>
          <table:table-cell table:formula="of:=SUM([.B32:.K32])" office:value-type="float" office:value="980" calcext:value-type="float">
            <text:p>980</text:p>
          </table:table-cell>
          <table:table-cell table:formula="of:=[.M32]-[.B3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[.N33]/[.M33] *100" office:value-type="float" office:value="1.05726872246696" calcext:value-type="float">
            <text:p>1.0572687225</text:p>
          </table:table-cell>
          <table:table-cell table:formula="of:=SUM([.B33:.K33])" office:value-type="float" office:value="1135" calcext:value-type="float">
            <text:p>1135</text:p>
          </table:table-cell>
          <table:table-cell table:formula="of:=[.M33]-[.C3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table:formula="of:=[.N34]/[.M34] *100" office:value-type="float" office:value="3.10077519379845" calcext:value-type="float">
            <text:p>3.1007751938</text:p>
          </table:table-cell>
          <table:table-cell table:formula="of:=SUM([.B34:.K34])" office:value-type="float" office:value="1032" calcext:value-type="float">
            <text:p>1032</text:p>
          </table:table-cell>
          <table:table-cell table:formula="of:=[.M34]-[.D3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table:formula="of:=[.N35]/[.M35] *100" office:value-type="float" office:value="2.47524752475248" calcext:value-type="float">
            <text:p>2.4752475248</text:p>
          </table:table-cell>
          <table:table-cell table:formula="of:=SUM([.B35:.K35])" office:value-type="float" office:value="1010" calcext:value-type="float">
            <text:p>1010</text:p>
          </table:table-cell>
          <table:table-cell table:formula="of:=[.M35]-[.E3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" table:formula="of:=[.N36]/[.M36] *100" office:value-type="float" office:value="2.03665987780041" calcext:value-type="float">
            <text:p>2.0366598778</text:p>
          </table:table-cell>
          <table:table-cell table:formula="of:=SUM([.B36:.K36])" office:value-type="float" office:value="982" calcext:value-type="float">
            <text:p>982</text:p>
          </table:table-cell>
          <table:table-cell table:formula="of:=[.M36]-[.F3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table:formula="of:=[.N37]/[.M37] *100" office:value-type="float" office:value="2.91479820627803" calcext:value-type="float">
            <text:p>2.9147982063</text:p>
          </table:table-cell>
          <table:table-cell table:formula="of:=SUM([.B37:.K37])" office:value-type="float" office:value="892" calcext:value-type="float">
            <text:p>892</text:p>
          </table:table-cell>
          <table:table-cell table:formula="of:=[.M37]-[.G3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N38]/[.M38] *100" office:value-type="float" office:value="1.98329853862213" calcext:value-type="float">
            <text:p>1.9832985386</text:p>
          </table:table-cell>
          <table:table-cell table:formula="of:=SUM([.B38:.K38])" office:value-type="float" office:value="958" calcext:value-type="float">
            <text:p>958</text:p>
          </table:table-cell>
          <table:table-cell table:formula="of:=[.M38]-[.H3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table:formula="of:=[.N39]/[.M39] *100" office:value-type="float" office:value="4.08560311284047" calcext:value-type="float">
            <text:p>4.0856031128</text:p>
          </table:table-cell>
          <table:table-cell table:formula="of:=SUM([.B39:.K39])" office:value-type="float" office:value="1028" calcext:value-type="float">
            <text:p>1028</text:p>
          </table:table-cell>
          <table:table-cell table:formula="of:=[.M39]-[.I39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42" calcext:value-type="float">
            <text:p>942</text:p>
          </table:table-cell>
          <table:table-cell office:value-type="float" office:value="3" calcext:value-type="float">
            <text:p>3</text:p>
          </table:table-cell>
          <table:table-cell table:style-name="ce3" table:formula="of:=[.N40]/[.M40] *100" office:value-type="float" office:value="3.28542094455852" calcext:value-type="float">
            <text:p>3.2854209446</text:p>
          </table:table-cell>
          <table:table-cell table:formula="of:=SUM([.B40:.K40])" office:value-type="float" office:value="974" calcext:value-type="float">
            <text:p>974</text:p>
          </table:table-cell>
          <table:table-cell table:formula="of:=[.M40]-[.J4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57" calcext:value-type="float">
            <text:p>957</text:p>
          </table:table-cell>
          <table:table-cell table:style-name="ce3" table:formula="of:=[.N41]/[.M41] *100" office:value-type="float" office:value="5.15361744301288" calcext:value-type="float">
            <text:p>5.153617443</text:p>
          </table:table-cell>
          <table:table-cell table:formula="of:=SUM([.B41:.K41])" office:value-type="float" office:value="1009" calcext:value-type="float">
            <text:p>1009</text:p>
          </table:table-cell>
          <table:table-cell table:formula="of:=[.M41]-[.K41]" office:value-type="float" office:value="52" calcext:value-type="float">
            <text:p>52</text:p>
          </table:table-cell>
        </table:table-row>
        <table:table-row table:style-name="ro1">
          <table:table-cell/>
          <table:table-cell table:formula="of:=([.B45]/[.B43])*100" office:value-type="float" office:value="2.02224469160768" calcext:value-type="float">
            <text:p>2.0222446916</text:p>
          </table:table-cell>
          <table:table-cell table:formula="of:=([.C45]/[.C43])*100" office:value-type="float" office:value="1.05726872246696" calcext:value-type="float">
            <text:p>1.0572687225</text:p>
          </table:table-cell>
          <table:table-cell table:formula="of:=([.D45]/[.D43])*100" office:value-type="float" office:value="4.67111534795043" calcext:value-type="float">
            <text:p>4.671115348</text:p>
          </table:table-cell>
          <table:table-cell table:formula="of:=([.E45]/[.E43])*100" office:value-type="float" office:value="3.14650934119961" calcext:value-type="float">
            <text:p>3.1465093412</text:p>
          </table:table-cell>
          <table:table-cell table:formula="of:=([.F45]/[.F43])*100" office:value-type="float" office:value="1.93679918450561" calcext:value-type="float">
            <text:p>1.9367991845</text:p>
          </table:table-cell>
          <table:table-cell table:formula="of:=([.G45]/[.G43])*100" office:value-type="float" office:value="2.47747747747748" calcext:value-type="float">
            <text:p>2.4774774775</text:p>
          </table:table-cell>
          <table:table-cell table:formula="of:=([.H45]/[.H43])*100" office:value-type="float" office:value="2.28928199791883" calcext:value-type="float">
            <text:p>2.2892819979</text:p>
          </table:table-cell>
          <table:table-cell table:formula="of:=([.I45]/[.I43])*100" office:value-type="float" office:value="2.37623762376238" calcext:value-type="float">
            <text:p>2.3762376238</text:p>
          </table:table-cell>
          <table:table-cell table:formula="of:=([.J45]/[.J43])*100" office:value-type="float" office:value="4.75227502527806" calcext:value-type="float">
            <text:p>4.7522750253</text:p>
          </table:table-cell>
          <table:table-cell table:formula="of:=([.K45]/[.K43])*100" office:value-type="float" office:value="2.44648318042813" calcext:value-type="float">
            <text:p>2.4464831804</text:p>
          </table:table-cell>
          <table:table-cell table:number-columns-repeated="3"/>
        </table:table-row>
        <table:table-row table:style-name="ro1">
          <table:table-cell/>
          <table:table-cell table:formula="of:=SUM([.B32:.B41])" office:value-type="float" office:value="989" calcext:value-type="float">
            <text:p>989</text:p>
          </table:table-cell>
          <table:table-cell table:formula="of:=SUM([.C32:.C41])" office:value-type="float" office:value="1135" calcext:value-type="float">
            <text:p>1135</text:p>
          </table:table-cell>
          <table:table-cell table:formula="of:=SUM([.D32:.D41])" office:value-type="float" office:value="1049" calcext:value-type="float">
            <text:p>1049</text:p>
          </table:table-cell>
          <table:table-cell table:formula="of:=SUM([.E32:.E41])" office:value-type="float" office:value="1017" calcext:value-type="float">
            <text:p>1017</text:p>
          </table:table-cell>
          <table:table-cell table:formula="of:=SUM([.F32:.F41])" office:value-type="float" office:value="981" calcext:value-type="float">
            <text:p>981</text:p>
          </table:table-cell>
          <table:table-cell table:formula="of:=SUM([.G32:.G41])" office:value-type="float" office:value="888" calcext:value-type="float">
            <text:p>888</text:p>
          </table:table-cell>
          <table:table-cell table:formula="of:=SUM([.H32:.H41])" office:value-type="float" office:value="961" calcext:value-type="float">
            <text:p>961</text:p>
          </table:table-cell>
          <table:table-cell table:formula="of:=SUM([.I32:.I41])" office:value-type="float" office:value="1010" calcext:value-type="float">
            <text:p>1010</text:p>
          </table:table-cell>
          <table:table-cell table:formula="of:=SUM([.J32:.J41])" office:value-type="float" office:value="989" calcext:value-type="float">
            <text:p>989</text:p>
          </table:table-cell>
          <table:table-cell table:formula="of:=SUM([.K32:.K41])"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formula="of:=[.B43]-[.B32]" office:value-type="float" office:value="20" calcext:value-type="float">
            <text:p>20</text:p>
          </table:table-cell>
          <table:table-cell table:formula="of:=[.C43]-[.C33]" office:value-type="float" office:value="12" calcext:value-type="float">
            <text:p>12</text:p>
          </table:table-cell>
          <table:table-cell table:formula="of:=[.D43]-[.D34]" office:value-type="float" office:value="49" calcext:value-type="float">
            <text:p>49</text:p>
          </table:table-cell>
          <table:table-cell table:formula="of:=[.E43]-[.E35]" office:value-type="float" office:value="32" calcext:value-type="float">
            <text:p>32</text:p>
          </table:table-cell>
          <table:table-cell table:formula="of:=[.F43]-[.F36]" office:value-type="float" office:value="19" calcext:value-type="float">
            <text:p>19</text:p>
          </table:table-cell>
          <table:table-cell table:formula="of:=[.G43]-[.G37]" office:value-type="float" office:value="22" calcext:value-type="float">
            <text:p>22</text:p>
          </table:table-cell>
          <table:table-cell table:formula="of:=[.H43]-[.H38]" office:value-type="float" office:value="22" calcext:value-type="float">
            <text:p>22</text:p>
          </table:table-cell>
          <table:table-cell table:formula="of:=[.I43]-[.I39]" office:value-type="float" office:value="24" calcext:value-type="float">
            <text:p>24</text:p>
          </table:table-cell>
          <table:table-cell table:formula="of:=[.J43]-[.J40]" office:value-type="float" office:value="47" calcext:value-type="float">
            <text:p>47</text:p>
          </table:table-cell>
          <table:table-cell table:formula="of:=[.K43]-[.K41]" office:value-type="float" office:value="24" calcext:value-type="float">
            <text:p>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22:26:36.819659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2:43:08.657570462</meta:creation-date>
    <dc:date>2018-03-11T22:26:59.659425296</dc:date>
    <meta:editing-duration>PT5H59M20S</meta:editing-duration>
    <meta:editing-cycles>26</meta:editing-cycles>
    <meta:generator>LibreOffice/5.1.6.2$Linux_X86_64 LibreOffice_project/10m0$Build-2</meta:generator>
    <meta:document-statistic meta:table-count="1" meta:cell-count="351" meta:object-count="0"/>
  </office:meta>
</office:document-meta>
</file>